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Manager" text:name="tr.manager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projects" text:name="tableProjects"/>
        <text:user-field-decl office:value-type="string" office:string-value="Name" text:name="tableProjects.name"/>
        <text:user-field-decl office:value-type="string" office:string-value="Type" text:name="tableProjects.Type"/>
        <text:user-field-decl office:value-type="string" office:string-value="Priority" text:name="tableProjects.priority"/>
        <text:user-field-decl office:value-type="string" office:string-value="Responsible" text:name="tableProjects.responsible"/>
        <text:user-field-decl office:value-type="string" office:string-value="Allocation" text:name="tableProjects.allocation"/>
        <text:user-field-decl office:value-type="string" office:string-value="Estimate Type" text:name="tableProjects.estimatetype"/>
        <text:user-field-decl office:value-type="string" office:string-value="Calendar" text:name="tableProjects.calendar"/>
        <text:user-field-decl office:value-type="string" office:string-value="Estimate" text:name="tableProjects.estimate"/>
        <text:user-field-decl office:value-type="string" office:string-value="Optimistic" text:name="tableProjects.optimistic"/>
        <text:user-field-decl office:value-type="string" office:string-value="Optimistic (%)" text:name="tableProjects.optimisticratio"/>
        <text:user-field-decl office:value-type="string" office:string-value="Pessimistic" text:name="tableProjects.pessimistic"/>
        <text:user-field-decl office:value-type="string" office:string-value="Pessimistic (%)" text:name="tableProjects.pessimisticratio"/>
        <text:user-field-decl office:value-type="string" office:string-value="Risk" text:name="tableProjects.Risk"/>
        <text:user-field-decl office:value-type="string" office:string-value="Constraint" text:name="tableProjects.constraint"/>
        <text:user-field-decl office:value-type="string" office:string-value="Constraint Start" text:name="tableProjects.constraintstart"/>
        <text:user-field-decl office:value-type="string" office:string-value="Constraint End" text:name="tableProjects.constraintend"/>
        <text:user-field-decl office:value-type="string" office:string-value="Running Account" text:name="tableProjects.runningaccount"/>
        <text:user-field-decl office:value-type="string" office:string-value="Startup Account" text:name="tableProjects.startupaccount"/>
        <text:user-field-decl office:value-type="string" office:string-value="Startup Cost" text:name="tableProjects.startupcost"/>
        <text:user-field-decl office:value-type="string" office:string-value="Shutdown Account" text:name="tableProjects.shutdownaccount"/>
        <text:user-field-decl office:value-type="string" office:string-value="Shutdown Cost" text:name="tableProjects.shutdowncost"/>
        <text:user-field-decl office:value-type="string" office:string-value="Description" text:name="tableProjects.description"/>
        <text:user-field-decl office:value-type="string" office:string-value="Expected" text:name="tableProjects.expected"/>
        <text:user-field-decl office:value-type="string" office:string-value="Variance (Est)" text:name="tableProjects.varianceest"/>
        <text:user-field-decl office:value-type="string" office:string-value="Start Time" text:name="tableProjects.starttime"/>
        <text:user-field-decl office:value-type="string" office:string-value="End Time" text:name="tableProjects.endtime"/>
        <text:user-field-decl office:value-type="string" office:string-value="Early Start" text:name="tableProjects.earlystart"/>
        <text:user-field-decl office:value-type="string" office:string-value="Early Finish" text:name="tableProjects.earlyfinish"/>
        <text:user-field-decl office:value-type="string" office:string-value="Late Start" text:name="tableProjects.latestart"/>
        <text:user-field-decl office:value-type="string" office:string-value="Late Finish" text:name="tableProjects.latefinish"/>
        <text:user-field-decl office:value-type="string" office:string-value="Positive Float" text:name="tableProjects.positivefloat"/>
        <text:user-field-decl office:value-type="string" office:string-value="Free Float" text:name="tableProjects.freefloat"/>
        <text:user-field-decl office:value-type="string" office:string-value="Negative Float" text:name="tableProjects.negativefloat"/>
        <text:user-field-decl office:value-type="string" office:string-value="Start Float" text:name="tableProjects.startfloat"/>
        <text:user-field-decl office:value-type="string" office:string-value="Finish Float" text:name="tableProjects.finishfloat"/>
        <text:user-field-decl office:value-type="string" office:string-value="Assignments" text:name="tableProjects.Assignments"/>
        <text:user-field-decl office:value-type="string" office:string-value="Duration" text:name="tableProjects.duration"/>
        <text:user-field-decl office:value-type="string" office:string-value="Variance (Dur)" text:name="tableProjects.variancedur"/>
        <text:user-field-decl office:value-type="string" office:string-value="Optimistic (Dur)" text:name="tableProjects.optimisticdur"/>
        <text:user-field-decl office:value-type="string" office:string-value="Pessimistic (Dur)" text:name="tableProjects.pessimisticdur"/>
        <text:user-field-decl office:value-type="string" office:string-value="Status" text:name="tableProjects.status"/>
        <text:user-field-decl office:value-type="string" office:string-value="Planned Effort" text:name="tableProjects.plannedeffort"/>
        <text:user-field-decl office:value-type="string" office:string-value="Actual Effort" text:name="tableProjects.actualeffort"/>
        <text:user-field-decl office:value-type="string" office:string-value="Remaining Effort" text:name="tableProjects.remainingeffort"/>
        <text:user-field-decl office:value-type="string" office:string-value="Planned Cost" text:name="tableProjects.plannedcost"/>
        <text:user-field-decl office:value-type="string" office:string-value="Actual Cost" text:name="tableProjects.actualcost"/>
        <text:user-field-decl office:value-type="string" office:string-value="Actual Start" text:name="tableProjects.actualstart"/>
        <text:user-field-decl office:value-type="string" office:string-value="Started" text:name="tableProjects.started"/>
        <text:user-field-decl office:value-type="string" office:string-value="Actual Finish" text:name="tableProjects.actualfinish"/>
        <text:user-field-decl office:value-type="string" office:string-value="Finished" text:name="tableProjects.finished"/>
        <text:user-field-decl office:value-type="string" office:string-value="Status Note" text:name="tableProjects.statusnote"/>
        <text:user-field-decl office:value-type="string" office:string-value="Scheduling Status" text:name="tableProjects.schedulingstatus"/>
        <text:user-field-decl office:value-type="string" office:string-value="Not Scheduled" text:name="tableProjects.notscheduled"/>
        <text:user-field-decl office:value-type="string" office:string-value="Assignment Missing" text:name="tableProjects.assignmentmissing"/>
        <text:user-field-decl office:value-type="string" office:string-value="Resource Overbooked" text:name="tableProjects.resourceoverbooked"/>
        <text:user-field-decl office:value-type="string" office:string-value="Resource Unavailable" text:name="tableProjects.resourceunavailable"/>
        <text:user-field-decl office:value-type="string" office:string-value="Constraints Error" text:name="tableProjects.constraintserror"/>
        <text:user-field-decl office:value-type="string" office:string-value="Effort Not Met" text:name="tableProjects.effortnotmet"/>
        <text:user-field-decl office:value-type="string" office:string-value="Scheduling Error" text:name="tableProjects.schedulingerror"/>
        <text:user-field-decl office:value-type="string" office:string-value="WBS Code" text:name="tableProjects.wbscode"/>
        <text:user-field-decl office:value-type="string" office:string-value="Level" text:name="tableProjects.level"/>
        <text:user-field-decl office:value-type="string" office:string-value="BCWS" text:name="tableProjects.bcws"/>
        <text:user-field-decl office:value-type="string" office:string-value="BCWP" text:name="tableProjects.bcwp"/>
        <text:user-field-decl office:value-type="string" office:string-value="ACWP" text:name="tableProjects.acwp"/>
        <text:user-field-decl office:value-type="string" office:string-value="SPI" text:name="tableProjects.spi"/>
        <text:user-field-decl office:value-type="string" office:string-value="Critical" text:name="tableProjects.critical"/>
        <text:user-field-decl office:value-type="string" office:string-value="Critical Path" text:name="tableProjects.criticalpath"/>
        <text:user-field-decl office:value-type="string" office:string-value="Owner" text:name="tableProjects.owner"/>
        <text:user-field-decl office:value-type="string" office:string-value="Time" text:name="tableProjects.time"/>
        <text:user-field-decl office:value-type="string" office:string-value="schedules" text:name="tableSchedule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Optimistic (%)" text:name="tableTasks.optimisticratio"/>
        <text:user-field-decl office:value-type="string" office:string-value="Pessimistic" text:name="tableTasks.pessimistic"/>
        <text:user-field-decl office:value-type="string" office:string-value="Pessimistic (%)" text:name="tableTasks.pessimisticratio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" text:name="tableTaskStatus.optimistic"/>
        <text:user-field-decl office:value-type="string" office:string-value="Optimistic (%)" text:name="tableTaskStatus.optimisticratio"/>
        <text:user-field-decl office:value-type="string" office:string-value="Optimistic (Dur)" text:name="tableTaskStatus.optimisticdur"/>
        <text:user-field-decl office:value-type="string" office:string-value="Pessimistic (%)" text:name="tableTaskStatus.pessimisticratio"/>
        <text:user-field-decl office:value-type="string" office:string-value="Pessimistic" text:name="tableTaskStatus.pessimistic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</text:user-field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page-number text:select-page="current">1</text:page-number></text:p>
            </table:table-cell>
          </table:table-row>
          <table:table-row>
            <table:table-cell table:style-name="Table2.A2" office:value-type="string"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9-09-16T10:32:30.278736282</dc:date>
    <meta:editing-duration>PT17H54M46S</meta:editing-duration>
    <meta:editing-cycles>39</meta:editing-cycles>
    <meta:generator>LibreOffice/6.0.7.3$Linux_X86_64 LibreOffice_project/00m0$Build-3</meta:generator>
    <meta:document-statistic meta:table-count="1" meta:image-count="0" meta:object-count="0" meta:page-count="1" meta:paragraph-count="1" meta:word-count="1" meta:character-count="1" meta:non-whitespace-character-count="1"/>
  </office:meta>
</office:document-meta>
</file>